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FP" svg:font-family="FP, 'Times New Roman'" style:font-pitch="variable"/>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Helvetica-Black" svg:font-family="Helvetica-Black, 'Britannic Bold'" style:font-family-generic="swiss" style:font-pitch="variable"/>
    <style:font-face style:name="Helvetica75" svg:font-family="Helvetica75, Impact" style:font-family-generic="swiss" style:font-pitch="variable"/>
    <style:font-face style:name="StoneSans" svg:font-family="StoneSans, '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list-style-name="RTF_5f_Num_20_3">
      <style:paragraph-properties fo:text-align="justify" style:justify-single-word="false"/>
      <style:text-properties style:font-name="Arial" fo:font-size="10pt" style:font-size-asian="10pt" style:font-size-complex="10pt"/>
    </style:style>
    <style:style style:name="P3" style:family="paragraph" style:parent-style-name="Standard" style:list-style-name="RTF_5f_Num_20_2">
      <style:paragraph-properties fo:text-align="justify" style:justify-single-word="false"/>
      <style:text-properties style:font-name="Arial" fo:font-size="10pt" style:font-size-asian="10pt" style:font-size-complex="10pt"/>
    </style:style>
    <style:style style:name="P4" style:family="paragraph" style:parent-style-name="Standard" style:list-style-name="RTF_5f_Num_20_4">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list-style-name="RTF_5f_Num_20_3">
      <style:paragraph-properties fo:text-align="justify" style:justify-single-word="false"/>
      <style:text-properties style:font-name="Arial" fo:font-size="10pt" fo:font-weight="bold" style:font-size-asian="10pt" style:font-weight-asian="bold" style:font-size-complex="10pt" style:font-weight-complex="bold"/>
    </style:style>
    <style:style style:name="P7" style:family="paragraph" style:parent-style-name="Header">
      <style:paragraph-properties fo:text-align="center" style:justify-single-word="false"/>
      <style:text-properties style:font-name="Arial" fo:font-size="10pt" style:font-size-asian="10pt" style:font-size-complex="10pt"/>
    </style:style>
    <style:style style:name="P8" style:family="paragraph" style:parent-style-name="Header">
      <style:paragraph-properties fo:text-align="center" style:justify-single-word="false"/>
      <style:text-properties style:font-name="Arial Narrow" fo:font-weight="bold" style:font-weight-asian="bold" style:font-weight-complex="bold"/>
    </style:style>
    <style:style style:name="P9" style:family="paragraph" style:parent-style-name="Heading_20_1" style:master-page-name="First_20_Page">
      <style:paragraph-properties style:page-number="auto"/>
    </style:style>
    <style:style style:name="P10" style:family="paragraph" style:parent-style-name="Heading_20_1" style:master-page-name="Standard">
      <style:paragraph-properties style:page-number="1" fo:break-before="auto" fo:break-after="auto"/>
    </style:style>
    <style:style style:name="P11" style:family="paragraph" style:parent-style-name="Footnote">
      <style:paragraph-properties fo:text-align="end" style:justify-single-word="false"/>
      <style:text-properties style:font-name="Arial" fo:font-size="10pt" style:font-size-asian="10pt" style:font-size-complex="10pt"/>
    </style:style>
    <style:style style:name="P12" style:family="paragraph" style:parent-style-name="Contents_20_Heading" style:master-page-name="Index">
      <style:paragraph-properties style:page-number="auto"/>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Times New Roman"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name-complex="Times New Roman" style:font-style-complex="italic"/>
    </style:style>
    <style:style style:name="T8" style:family="text">
      <style:text-properties fo:language="ca" fo:country="ES"/>
    </style:style>
    <style:style style:name="T9" style:family="text">
      <style:text-properties fo:language="ca" fo:country="ES" style:font-name-asian="Modern880 BT" style:language-asian="es" style:country-asian="ES" style:font-name-complex="Times New Roman" style:language-complex="ar" style:country-complex="SA"/>
    </style:style>
    <style:style style:name="T10" style:family="text">
      <style:text-properties fo:language="ca" fo:country="ES" fo:font-weight="bold" style:font-name-asian="Modern880 BT" style:language-asian="es" style:country-asian="ES" style:font-weight-asian="bold" style:font-name-complex="Times New Roman" style:language-complex="ar" style:country-complex="SA" style:font-weight-complex="bold"/>
    </style:style>
    <style:style style:name="T11" style:family="text">
      <style:text-properties fo:language="ca" fo:country="ES" fo:font-style="italic" style:font-name-asian="Modern880 BT" style:language-asian="es" style:country-asian="ES" style:font-style-asian="italic" style:font-name-complex="Times New Roman" style:language-complex="ar" style:country-complex="SA" style:font-style-complex="italic"/>
    </style:style>
    <style:style style:name="T12" style:family="text">
      <style:text-properties style:font-name-asian="Modern880 BT"/>
    </style:style>
    <style:style style:name="T13" style:family="text">
      <style:text-properties style:language-asian="es" style:country-asian="ES"/>
    </style:style>
    <style:style style:name="T14" style:family="text">
      <style:text-properties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2">Índex de continguts</text:p>
          </text:index-title>
          <text:p text:style-name="P13">Distribució física<text:tab/>1</text:p>
          <text:p text:style-name="P14">El procés de distribució física<text:tab/>1</text:p>
          <text:p text:style-name="P14">Les infraestructures<text:tab/>1</text:p>
          <text:p text:style-name="P14">Les plataformes logístiques<text:tab/>2</text:p>
          <text:p text:style-name="P14">Els ports<text:tab/>4</text:p>
          <text:p text:style-name="P14">Els aeroports<text:tab/>4</text:p>
        </text:index-body>
      </text:table-of-content>
      <text:p text:style-name="Text_20_body"/>
      <text:h text:style-name="P10" text:outline-level="1"><text:bookmark-start text:name="_Toc168224384"/>Distribució física<text:bookmark-end text:name="_Toc168224384"/></text:h>
      <text:p text:style-name="P1"/>
      <text:p text:style-name="P1">El procés de distribució física es l’últim esglaó en la cadena logística, cosa que fa que es puguin solucionar els retards dels processos anteriors (preparació de comandes en el magatzem, importacions, etc.).</text:p>
      <text:p text:style-name="P1"/>
      <text:p text:style-name="P1">En aquesta etapa el nivell de servei al client és fonamental, el departament de logística haurà de tenir un important vessant comercial per tal de dissenyar el sistema de distribució més idoni a les característiques i necessitats del client.</text:p>
      <text:p text:style-name="P1"/>
      <text:p text:style-name="P5"/>
      <text:p text:style-name="Heading_20_2"><text:bookmark-start text:name="_Toc168224385"/>El procés de distribució física<text:bookmark-end text:name="_Toc168224385"/></text:p>
      <text:p text:style-name="P1"><text:span text:style-name="T1">A l’hora de decidir el sistema de distribució física de l’empresa ens trobem davant d’un dilema: distribució </text:span><text:span text:style-name="T2">centralitzada</text:span><text:span text:style-name="T1"> (model que permet la disminució dels costos totals, malgrat que s’incrementi el cost de transport) o distribució </text:span><text:span text:style-name="T2">descentralitzada</text:span><text:span text:style-name="T1">, és a dir, un únic magatzem o indústria que subministri a qualsevol punt venda o client de la seva àrea d’acció, o bé la creació d’una estructura o xarxa amb magatzems reguladors o intermedis entre el magatzem central i el client.</text:span></text:p>
      <text:p text:style-name="P1"/>
      <text:p text:style-name="P1"><text:span text:style-name="T1">En tot cas, l’empresa ha de decidir quin model vol adoptar en funció d’unes variables, com ara les següents: </text:span></text:p>
      <text:p text:style-name="P1"/>
      <text:list xml:id="list36543705" text:style-name="RTF_5f_Num_20_3">
        <text:list-item>
          <text:p text:style-name="P2"><text:span text:style-name="T3">El temps màxim de distribució al client.</text:span> Si el termini de distribució amb què ens hem compromès amb el client per fer arribar la mercaderia és més gran que el temps normal possible, l’opció de distribució centralitzada és la millor, és a dir, si la nostra empresa serveix els clients en un termini de 48 hores i l’agència de transport ens ofereix la possibilitat de servir en 24 hores podrem tenir un únic punt de subministrament. Si, al contrari, el termini de lliurament possible amb transport urgent és superior al nostre temps de servei, només la distribució descentralitzada ens permetrà atendre el mercat.</text:p>
        </text:list-item>
      </text:list>
      <text:p text:style-name="P1"/>
      <text:list xml:id="list38120155" text:continue-numbering="true" text:style-name="RTF_5f_Num_20_3">
        <text:list-item>
          <text:p text:style-name="P2"><text:span text:style-name="T3">La manera de gestionar els estocs.</text:span> La distribució centralitzada significa que la gestió de l’estoc està dirigida de manera que la demanda del mercat està coberta per un únic estoc. En aquest sentit un aprovisionament periòdic degudament planificat ajuda a aquest tipus de distribució. </text:p>
        </text:list-item>
      </text:list>
      <text:p text:style-name="P1"/>
      <text:list xml:id="list38119260" text:continue-numbering="true" text:style-name="RTF_5f_Num_20_3">
        <text:list-item>
          <text:p text:style-name="P2"><text:span text:style-name="T3">Disposar de flota pròpia o no.</text:span> En la mesura en què la flota pròpia formi part o no de la plantilla de l’empresa i, per tant, en la mesura en què el cost de transport sigui fix o variable ens podem plantejar un model o un altre.</text:p>
        </text:list-item>
      </text:list>
      <text:p text:style-name="P1"/>
      <text:p text:style-name="P1"/>
      <text:p text:style-name="Heading_20_2"><text:bookmark-start text:name="_Toc168224386"/>Les i<text:bookmark-end text:name="_Toc168224386"/>nfraestructures</text:p>
      <text:p text:style-name="P1">L’existència d’una xarxa d’infraestructures és indispensable per a la ràpida mobilitat dels productes. Calen carreteres, vies, ports, aeroports, plataformes logístiques, etc. Les plataformes logístiques i alguns ports i aeroports actuen com a <text:span text:style-name="T4">hubs</text:span>. </text:p>
      <text:p text:style-name="P1"/>
      <text:p text:style-name="P1">El hub, en un model radial de la cadena de subministrament, constitueix una zona per a la recollida, classificació, transbordament i redistribució de les mercaderies. </text:p>
      <text:p text:style-name="P1"/>
      <text:p text:style-name="P1"><text:span text:style-name="T1">Un </text:span><text:span text:style-name="T7">hub</text:span><text:span text:style-name="T1"> ha de disposar de bons accessos per als diferents modes de transport i ha d’estar ubicat en una zona amb estabilitat econòmica que tingui un </text:span><text:span text:style-name="T5">hinterland</text:span><text:span text:style-name="T1"> o àrea d’influència important.</text:span></text:p>
      <text:p text:style-name="P1"/>
      <text:p text:style-name="P1"><text:span text:style-name="T1">Els canvis en la dinàmica del mercat en passar d’un sistema </text:span><text:span text:style-name="T7">push</text:span><text:span text:style-name="T1">, on es venia allò que teníem produït, a un sistema </text:span><text:span text:style-name="T7">pull</text:span><text:span text:style-name="T1">, on produïm allò que tenim venut, ha originat uns canvis en els sistemes de disseny i gestió de la distribució, que condueixen a la recerca de noves solucions que donin respostes satisfactòries a les noves necessitats.</text:span></text:p>
      <text:p text:style-name="P1"/>
      <text:p text:style-name="P1"><text:span text:style-name="T1">En l’àmbit de les grans mercaderies ens trobem amb un augment dels lliuraments directes entre fabricant i </text:span><text:soft-page-break/><text:span text:style-name="T1">client (s’està produint la desaparició progressiva de la figura del majorista en determinats sectors econòmics), i en l’àmbit dels lliuraments fraccionats es produeix un esglaonament dels punts de ruptura de càrregues que es poden classificar en quatre nivells:</text:span></text:p>
      <text:p text:style-name="P1"/>
      <text:list xml:id="list36646947" text:style-name="RTF_5f_Num_20_2">
        <text:list-item>
          <text:p text:style-name="P3"><text:span text:style-name="T3">Primer nivell:</text:span> apareixen els centres nacionals i internacionals, que coincideixen amb els grans nusos de comunicació intermodals, com poden ser els ports i els aeroports.</text:p>
        </text:list-item>
      </text:list>
      <text:p text:style-name="P1"/>
      <text:list xml:id="list38122099" text:continue-numbering="true" text:style-name="RTF_5f_Num_20_2">
        <text:list-item>
          <text:p text:style-name="P3"><text:span text:style-name="T3">Segon nivell:</text:span> apareixen els centres regionals, caracteritzats per una bona accessibilitat per carretera.</text:p>
        </text:list-item>
      </text:list>
      <text:p text:style-name="P1"/>
      <text:list xml:id="list38121035" text:continue-numbering="true" text:style-name="RTF_5f_Num_20_2">
        <text:list-item>
          <text:p text:style-name="P3"><text:span text:style-name="T3">Tercer nivell:</text:span> està reservat per a les plataformes urbanes, caracteritzades per trobar-se a prop dels grans centres de consum i pensades per a racionalitzar la distribució final de mercaderies (transport de repartiment o distribució capil·lar), com a punt d’intercanvi entre els grans camions i els vehicles de repartiment ciutadà. El seu objectiu és limitar el nombre de vehicles que penetren a la ciutat.</text:p>
        </text:list-item>
      </text:list>
      <text:p text:style-name="P1"/>
      <text:list xml:id="list38127255" text:continue-numbering="true" text:style-name="RTF_5f_Num_20_2">
        <text:list-item>
          <text:p text:style-name="P3"><text:span text:style-name="T3">Quart nivell:</text:span> hi quedarien situades les plataformes de barri o microplataformes que tenen com a missió els lliuraments de mercaderies en zones petites i sense vehicles de distribució, amb la finalitat d’alleugerir el trànsit en la resta de les zones. El seu radi d’acció no passa dels 200 metres. Poden, en alguns casos, disposar d’un petit espai per a guardar estoc per als usuaris del servei de manera que el seu propi local pugui ser utilitzat al 100% com a espai de venda. Per fer arribar els materials als seus destinataris es disposa de senzills carretons manuals o de petits vehicles de tracció elèctrica (en alguns casos, són els propis usuaris els que van a recollir les seves mercaderies).</text:p>
        </text:list-item>
      </text:list>
      <text:p text:style-name="P1"><text:span text:style-name="T3"/></text:p>
      <text:p text:style-name="P1"><text:span text:style-name="T3"/></text:p>
      <text:p text:style-name="Heading_20_2"><text:bookmark-start text:name="_Toc168224387"/><text:span text:style-name="T3">Les plataformes logístiques</text:span><text:bookmark-end text:name="_Toc168224387"/></text:p>
      <text:p text:style-name="P1">Les plataformes logístiques són punts o àrees de ruptura de les cadenes de transport i logística on s’ubiquen les empreses dedicades a activitats com ara càrrega/descàrrega, intercanvi modal, etiquetat, paletització, picking, retractilat, emmagatzematge, etc. </text:p>
      <text:p text:style-name="P1"/>
      <text:p text:style-name="P1">A partir d’unes infraestructures comunes que han representat uns costos fixos, la concentració de diverses empreses possibilita l’increment de la producció o del servei i, per tant, l’amortització d’aquestes despeses, amb la consegüent reducció dels costos mitjans. </text:p>
      <text:p text:style-name="P1"/>
      <text:p text:style-name="P1">Les plataformes logístiques tenen les següents característiques:</text:p>
      <text:p text:style-name="P1"/>
      <text:list xml:id="list36560184" text:style-name="RTF_5f_Num_20_4">
        <text:list-item>
          <text:p text:style-name="P4">Són zones delimitades on diferents operadors exerceixen activitats relatives al transport, a la logística i a la distribució de mercaderies, tant per al trànsit nacional com per a l’internacional.</text:p>
        </text:list-item>
      </text:list>
      <text:p text:style-name="P1"/>
      <text:list xml:id="list38138027" text:continue-numbering="true" text:style-name="RTF_5f_Num_20_4">
        <text:list-item>
          <text:p text:style-name="P4">Els operadors poden ser propietaris o arrendataris dels edificis, equipaments i instal·lacions.</text:p>
        </text:list-item>
      </text:list>
      <text:p text:style-name="P1"/>
      <text:list xml:id="list38114871" text:continue-numbering="true" text:style-name="RTF_5f_Num_20_4">
        <text:list-item>
          <text:p text:style-name="P4">Han de tenir un règim de lliure concurrència i han d’estar dotades de tots els equipaments col·lectius necessaris tant per a les persones com per als vehicles.</text:p>
        </text:list-item>
      </text:list>
      <text:p text:style-name="P1"/>
      <text:list xml:id="list38143014" text:continue-numbering="true" text:style-name="RTF_5f_Num_20_4">
        <text:list-item>
          <text:p text:style-name="P4">Han d’estar gestionades per una entitat única, pública o privada.</text:p>
        </text:list-item>
      </text:list>
      <text:p text:style-name="P1"/>
      <text:p text:style-name="P1">Trobem plataformes logístiques en els diferents nivells del procés de distribució. En funció de si tenen un o més modes de transport els diferents tipus de plataformes logístiques es classifiquen en dos grups.</text:p>
      <text:p text:style-name="P1"/>
      <text:p text:style-name="P1"/>
      <text:list xml:id="list38142164" text:continue-list="list38119260" text:style-name="RTF_5f_Num_20_3">
        <text:list-item text:start-value="1">
          <text:p text:style-name="P6"><text:bookmark-start text:name="_Toc115243964"/>Plataformes logístiques amb un sol mode de transport:<text:bookmark-end text:name="_Toc115243964"/></text:p>
        </text:list-item>
      </text:list>
      <text:p text:style-name="P1"/>
      <text:list xml:id="list38129882" text:continue-list="list38143014" text:style-name="RTF_5f_Num_20_4">
        <text:list-item>
          <text:p text:style-name="P4"><text:span text:style-name="T3">Centres de carretera o Centres de servei al transport:</text:span> Són plataformes on domina l’àrea de serveis per a empreses del transport per carretera. Només a vegades inclouen una petita àrea logística, sempre subordinada a la de serveis.</text:p>
        </text:list-item>
      </text:list>
      <text:p text:style-name="P1"/>
      <text:list xml:id="list38142556" text:continue-numbering="true" text:style-name="RTF_5f_Num_20_4">
        <text:list-item>
          <text:p text:style-name="P4"><text:span text:style-name="T3">Centres de distribució urbana o </text:span><text:span text:style-name="T4">City-Logistics</text:span><text:span text:style-name="T3">:</text:span> Són plataformes de consolidació i desconsolidació de càrregues per a la seva posterior distribució urbana. Normalment estan ubicades a les àrees perifèriques <text:soft-page-break/>de les ciutats i l’únic mode de transport és la carretera. <text:span text:style-name="T6">Mercabarna</text:span> n’és un exemple.</text:p>
        </text:list-item>
      </text:list>
      <text:p text:style-name="P1"/>
      <text:list xml:id="list38137351" text:continue-numbering="true" text:style-name="RTF_5f_Num_20_4">
        <text:list-item>
          <text:p text:style-name="P4"><text:span text:style-name="T3">Parcs de distribució o </text:span><text:span text:style-name="T4">Distriparks</text:span><text:span text:style-name="T3">:</text:span> Són plataformes dotades dels serveis i equipaments necessaris per realitzar les activitats d’emmagatzematge i distribució, les activitats logístiques hi ocupen un lloc predominant. N’és un exemple el <text:span text:style-name="T6">Parque de Actividades Logísticas</text:span> de Coslada (Madrid).</text:p>
        </text:list-item>
      </text:list>
      <text:p text:style-name="P1"/>
      <text:list xml:id="list38124446" text:continue-numbering="true" text:style-name="RTF_5f_Num_20_4">
        <text:list-item>
          <text:p text:style-name="P4"><text:span text:style-name="T10">Centres de Transport:</text:span><text:span text:style-name="T9"> Són plataformes centrades en el transport per carretera, normalment d’àmbit metropolità o provincial. Solen tenir una àrea logística per a les mercaderies i una àrea de serveis tant per a les persones com per als vehicles. En són un exemple les </text:span><text:span text:style-name="T10">Centrals Integrals de Mercaderies (CIM) </text:span><text:span text:style-name="T9">com ara la </text:span><text:span text:style-name="T11">CIM Vallès</text:span><text:span text:style-name="T9">. Les CIM són centres d’emmagatzematge i distribució a prop dels nusos importants de comunicació i ofereixen serveis lligats a la cadena de transport, com ara preparació de comandes, envàs i embalatge, serveis postvenda, premuntatges, acollida de tripulacions, llotja de càrregues, control administratiu dels processos o sistemes automàtics de transmissió de dades.</text:span></text:p>
        </text:list-item>
      </text:list>
      <text:p text:style-name="P1"><text:span text:style-name="T9"/></text:p>
      <text:p text:style-name="P1"/>
      <text:list xml:id="list38120833" text:continue-list="list38142164" text:style-name="RTF_5f_Num_20_3">
        <text:list-item>
          <text:p text:style-name="P6"><text:bookmark-start text:name="_Toc115243965"/>Plataformes logístiques amb més d’un mode de transport:<text:bookmark-end text:name="_Toc115243965"/></text:p>
        </text:list-item>
      </text:list>
      <text:p text:style-name="P1"/>
      <text:list xml:id="list38134420" text:continue-list="list38124446" text:style-name="RTF_5f_Num_20_4">
        <text:list-item>
          <text:p text:style-name="P4"><text:span text:style-name="T3">Zones d’Activitats Logístiques portuàries:</text:span> Són plataformes especialitzades en l’intercanvi modal marítim/terrestre. Estan situades als ports, al costat de les terminals marítimes de contenidors. Realitzen activitats logístiques de manipulació i distribució de la mercaderia marítima, des de i cap al <text:span text:style-name="T6">hinterland</text:span> portuari. Disposen d’una àrea de serveis i moltes compten també amb terminals intermodals ferrocarril/carretera. N’és un exemple la <text:span text:style-name="T6">ZAL</text:span> del Port de Barcelona. Si bé podríem considerar les ZAL com a polígons industrials logístics, la seva missió va més enllà ja que, a la vegada que ajuden a l’ordenació dels fluxos de mercaderies i a la descongestió del tràfic, pretenen també aconseguir economies d’escala. Les ZAL tenen un gran paper en els circuits de distribució, els beneficis que suposen per a les empreses són sòl planificat i urbanitzat, bones comunicacions, economies d’escala i facilitats d’implantació.</text:p>
        </text:list-item>
      </text:list>
      <text:p text:style-name="P1"/>
      <text:list xml:id="list38146840" text:continue-numbering="true" text:style-name="RTF_5f_Num_20_4">
        <text:list-item>
          <text:p text:style-name="P4"><text:span text:style-name="T3">Centres de càrrega aèria:</text:span> Són plataformes especialitzades en l’intercanvi modal aire/terra i en el tractament de mercaderies de càrrega aèria. Disposen d’una àrea multimodal, amb terminals de càrrega general, couriers i integradors. Poden comptar amb una zona logística que comprèn una zona de serveis i totes les activitats destinades a prestar serveis addicionals al despatx de la càrrega, com ara oficines operacionals i emmagatzematge per a transitaris i operadors logístics. En alguns casos poden disposar també d’una àrea de distribució. N’és un exemple el <text:span text:style-name="T6">Centre de Càrrega Aèria</text:span> de Barcelona.</text:p>
        </text:list-item>
      </text:list>
      <text:p text:style-name="P1"/>
      <text:list xml:id="list38142593" text:continue-numbering="true" text:style-name="RTF_5f_Num_20_4">
        <text:list-item>
          <text:p text:style-name="P4"><text:span text:style-name="T3">Ports secs:</text:span> Són terminals intermodals de mercaderies situades a l’interior d’un país i que disposen d’un enllaç directe amb un port marítim. Consten d’una àrea intermodal ferrocarril/carretera. En són un exemple <text:span text:style-name="T6">Azuqueca de Henares</text:span> a Guadalajara i <text:span text:style-name="T6">Coslada</text:span> a Madrid.</text:p>
        </text:list-item>
      </text:list>
      <text:p text:style-name="P1"/>
      <text:list xml:id="list38117592" text:continue-numbering="true" text:style-name="RTF_5f_Num_20_4">
        <text:list-item>
          <text:p text:style-name="P4"><text:span text:style-name="T3">Plataformes logístiques multimodals:</text:span> Són les plataformes amb més complexitat funcional. Disposen d’àrees logístiques generals i de serveis i poden comptar amb àrees logístiques especialitzades. En aquest tipus de plataformes és de gran importància l’intercanvi ferrocarril/carretera. Reben diferents denominacions en funció del país, <text:span text:style-name="T6">GVZ</text:span> a Alemanya, <text:span text:style-name="T6">Interporti</text:span> a Itàlia, <text:span text:style-name="T6">Freight Villages</text:span> al Regne Unit i <text:span text:style-name="T6">Plates-formes Logistiques</text:span> a França. En són un exemple <text:span text:style-name="T6">Plaza</text:span> a Zaragoza, <text:span text:style-name="T6">Garonor</text:span> i <text:span text:style-name="T6">Sogaris</text:span> a París i <text:span text:style-name="T6">Bremen</text:span> i <text:span text:style-name="T6">Leipzig</text:span> a Alemanya.</text:p>
        </text:list-item>
      </text:list>
      <text:p text:style-name="P1"/>
      <text:p text:style-name="P1"/>
      <text:p text:style-name="Heading_20_2">Els ports</text:p>
      <text:p text:style-name="P1">Els ports constitueixen una de les principals infraestructures de la cadena de transport. A part de ser portes d’entrada a països i continents, són un punt d’intercanvi modal, marítim-carretera o marítim-ferrocarril, on les empreses dedicades a activitats logístiques afegeixen valor als productes acabats d’arribar.</text:p>
      <text:p text:style-name="P1"/>
      <text:p text:style-name="P1">Amb la generalització dels contenidors ha sorgit el concepte de port <text:span text:style-name="T6">hub</text:span>. En aquests ports, també anomenats ports de transbordament, les mercaderies que arriben en vaixells oceànics es transborden a vaixells <text:span text:style-name="T6">feeder</text:span> que les distribueixen en la seva àrea d’influència. Al seu torn, aquests mateixos vaixells alimenten els grans vaixells que surten del port amb les mercaderies que recullen. </text:p>
      <text:p text:style-name="P1"><text:soft-page-break/></text:p>
      <text:p text:style-name="P1">Per tal que un port es converteixi en <text:span text:style-name="T6">hub</text:span> és determinant que estigui situat en una zona geogràfica amb bons accessos i que tingui un <text:span text:style-name="T6">hinterland</text:span> important. A més, però, ha de ser capaç d’oferir serveis logístics que afegeixin valor als productes i qualitat i rapidesa a preus competitius.</text:p>
      <text:p text:style-name="P1"/>
      <text:p text:style-name="P1">Els ports comercials es solen dividir en tres zones diferenciades:</text:p>
      <text:p text:style-name="P1"/>
      <text:list xml:id="list38138322" text:continue-numbering="true" text:style-name="RTF_5f_Num_20_4">
        <text:list-item>
          <text:p text:style-name="P4"><text:span text:style-name="T3">Zona d’operació o zona de maniobra</text:span>: és on es fan les operacions de càrrega i descàrrega dels vaixells. Aquesta zona s’organitza en terminals gestionades per empreses privades en règim de concessió i en competència entre elles. Els ports disposen de terminals especialitzades per a diferents tipus de productes i de terminals polivalents que cobreixen diversos tipus de mercaderies. A grans trets es poden classificar en terminals de càrrega a granel (líquids, minerals, cereals, etc.) i terminals de càrrega general (per a contenidors, <text:span text:style-name="T6">roll on-roll off</text:span> per a càrrega rodada, etc.).</text:p>
        </text:list-item>
      </text:list>
      <text:p text:style-name="P1"/>
      <text:list xml:id="list38135257" text:continue-numbering="true" text:style-name="RTF_5f_Num_20_4">
        <text:list-item>
          <text:p text:style-name="P4"><text:span text:style-name="T3">Zona d’emmagatzematge o zona de dipòsit</text:span>: és la zona destinada a la recepció i emmagatzematge a curt termini de les mercaderies que han de ser carregades als vaixells o que n’han estat descarregades.</text:p>
        </text:list-item>
      </text:list>
      <text:p text:style-name="P1"/>
      <text:list xml:id="list38130705" text:continue-numbering="true" text:style-name="RTF_5f_Num_20_4">
        <text:list-item>
          <text:p text:style-name="P4"><text:span text:style-name="T3">Zona posterior o de servei</text:span>: és la zona dedicada a les activitats logístiques, on s’emmagatzemen les mercaderies a més llarg termini i es fan les operacions de manipulació que aporten valor afegit als productes. </text:p>
        </text:list-item>
      </text:list>
      <text:p text:style-name="P1"/>
      <text:p text:style-name="P1"/>
      <text:p text:style-name="Heading_20_2"><text:bookmark-start text:name="_Toc168224389"/>Els aeroports<text:bookmark-end text:name="_Toc168224389"/></text:p>
      <text:p text:style-name="P1">L’increment del tràfic aeri de càrrega ha suposat també un canvi en les infraestructures aeroportuàries, donat que aquestes han passat a formar part de la cadena de transport. Els aeroports s’han convertit en centres logístics davant la creixent demanda d’empreses interessades en posicionar-se dins del recinte aeroportuari. </text:p>
      <text:p text:style-name="P1"/>
      <text:p text:style-name="P1">Les terminals de càrrega han hagut d’evolucionar cap als centres de càrrega per tal de poder reunir en unes mateixes instal·lacions tots els operadors que ofereixen activitats relacionades amb el transport, la distribució i altres activitats logístiques. La integració de diferents activitats i empreses en una mateixa àrea suposa beneficis en els costos, en els temps i en la promoció comercial.</text:p>
      <text:p text:style-name="P1"/>
      <text:p text:style-name="P1">Dins de les terminals de càrrega distingim tres àrees diferents en funció del tipus d’activitats que s’hi porten a terme:</text:p>
      <text:p text:style-name="P1"/>
      <text:list xml:id="list38137071" text:continue-numbering="true" text:style-name="RTF_5f_Num_20_4">
        <text:list-item>
          <text:p text:style-name="P4"><text:span text:style-name="T3">Zona d’activitats de primera línia:</text:span> s’hi ubiquen les instal·lacions dels operadors de <text:span text:style-name="T6">handling</text:span> de càrrega i <text:span text:style-name="T6">autohandling</text:span>, amb accés pel costat terra (importadors, exportadors, operadors de transport terrestre) i pel costat aire (<text:span text:style-name="T6">handling</text:span> de rampa). Hi operen via concessió administrativa.</text:p>
        </text:list-item>
      </text:list>
      <text:p text:style-name="P1"/>
      <text:list xml:id="list38137973" text:continue-numbering="true" text:style-name="RTF_5f_Num_20_4">
        <text:list-item>
          <text:p text:style-name="P4"><text:span text:style-name="T3">Zona d’activitats de segona línia:</text:span> s’hi ubiquen els serveis de duanes, transitaris, magatzems duaners, serveis logístics, etc. </text:p>
        </text:list-item>
      </text:list>
      <text:p text:style-name="P1"/>
      <text:list xml:id="list38130046" text:continue-numbering="true" text:style-name="RTF_5f_Num_20_4">
        <text:list-item>
          <text:p text:style-name="P4"><text:span text:style-name="T3">Zona d’activitats de tercera línia:</text:span> s’hi ubiquen empreses dedicades a <text:s/>activitats complementàries com ara centres de distribució, centres d’emmagatzematge, etc.</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FP" svg:font-family="FP, 'Times New Roman'" style:font-pitch="variable"/>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family-generic="swiss" style:font-pitch="variable"/>
    <style:font-face style:name="Helvetica-Black" svg:font-family="Helvetica-Black, 'Britannic Bold'" style:font-family-generic="swiss" style:font-pitch="variable"/>
    <style:font-face style:name="Helvetica75" svg:font-family="Helvetica75, Impact" style:font-family-generic="swiss" style:font-pitch="variable"/>
    <style:font-face style:name="StoneSans" svg:font-family="StoneSans, '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next-style-name="Standard">
      <style:paragraph-properties fo:margin-left="0.501cm" fo:margin-right="0cm" fo:margin-top="0cm" fo:margin-bottom="2.081cm" fo:line-height="0.542cm" fo:text-align="start" style:justify-single-word="false" fo:text-indent="-0.501cm" style:auto-text-indent="false" fo:keep-with-next="always" style:text-autospace="ideograph-alpha" style:vertical-align="auto">
        <style:tab-stops>
          <style:tab-stop style:position="0.501cm"/>
        </style:tab-stops>
      </style:paragraph-properties>
      <style:text-properties style:font-name="Helvetica-Black" fo:font-size="11.5pt" fo:language="none" fo:country="none" style:font-name-asian="Helvetica-Black" style:font-size-asian="11.5pt" style:language-asian="none" style:country-asian="none" style:font-name-complex="Helvetica-Black" style:font-size-complex="11.5pt" style:language-complex="ar" style:country-complex="SA"/>
    </style:style>
    <style:style style:name="heading_20_2" style:display-name="heading 2" style:family="paragraph" style:parent-style-name="Standard" style:next-style-name="Standard">
      <style:paragraph-properties fo:margin-left="0.75cm" fo:margin-right="0cm" fo:line-height="0.542cm" fo:text-align="start" style:justify-single-word="false" fo:text-indent="-0.75cm" style:auto-text-indent="false">
        <style:tab-stops>
          <style:tab-stop style:position="0cm"/>
          <style:tab-stop style:position="0.25cm"/>
          <style:tab-stop style:position="0.751cm"/>
          <style:tab-stop style:position="1.251cm"/>
          <style:tab-stop style:position="1.752cm"/>
          <style:tab-stop style:position="2.251cm"/>
          <style:tab-stop style:position="2.752cm"/>
          <style:tab-stop style:position="3.251cm"/>
          <style:tab-stop style:position="3.752cm"/>
          <style:tab-stop style:position="4.251cm"/>
          <style:tab-stop style:position="4.752cm"/>
          <style:tab-stop style:position="5.251cm"/>
          <style:tab-stop style:position="5.752cm"/>
          <style:tab-stop style:position="6.251cm"/>
          <style:tab-stop style:position="6.752cm"/>
          <style:tab-stop style:position="7.251cm"/>
          <style:tab-stop style:position="7.752cm"/>
          <style:tab-stop style:position="8.251cm"/>
          <style:tab-stop style:position="8.752cm"/>
          <style:tab-stop style:position="9.252cm"/>
          <style:tab-stop style:position="9.753cm"/>
          <style:tab-stop style:position="10.252cm"/>
          <style:tab-stop style:position="10.753cm"/>
          <style:tab-stop style:position="11.252cm"/>
          <style:tab-stop style:position="11.753cm"/>
        </style:tab-stops>
      </style:paragraph-properties>
      <style:text-properties style:font-name="Helvetica75" fo:language="none" fo:country="none" fo:font-weight="bold" style:font-name-asian="Helvetica75" style:language-asian="none" style:country-asian="none" style:font-weight-asian="bold" style:font-name-complex="Helvetica75" style:font-weight-complex="bold"/>
    </style:style>
    <style:style style:name="heading_20_3" style:display-name="heading 3" style:family="paragraph" style:parent-style-name="heading_20_2" style:next-style-name="Standard" style:default-outline-level="3">
      <style:paragraph-properties fo:margin-left="1cm" fo:margin-right="0cm" fo:text-indent="-1cm" style:auto-text-indent="false">
        <style:tab-stops>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s>
      </style:paragraph-properties>
    </style:style>
    <style:style style:name="heading_20_5" style:display-name="heading 5" style:family="paragraph" style:parent-style-name="Standard" style:next-style-name="Standard" style:default-outline-level="5">
      <style:paragraph-properties fo:margin-left="2.279cm" fo:margin-right="0cm" fo:margin-top="0.423cm" fo:margin-bottom="0.106cm" fo:text-indent="-1.778cm" style:auto-text-indent="false">
        <style:tab-stops>
          <style:tab-stop style:position="0cm"/>
          <style:tab-stop style:position="0.222cm"/>
          <style:tab-stop style:position="0.721cm"/>
          <style:tab-stop style:position="1.222cm"/>
          <style:tab-stop style:position="1.722cm"/>
          <style:tab-stop style:position="2.223cm"/>
          <style:tab-stop style:position="2.722cm"/>
          <style:tab-stop style:position="3.223cm"/>
          <style:tab-stop style:position="3.722cm"/>
          <style:tab-stop style:position="4.223cm"/>
          <style:tab-stop style:position="4.722cm"/>
          <style:tab-stop style:position="5.223cm"/>
          <style:tab-stop style:position="5.722cm"/>
          <style:tab-stop style:position="6.223cm"/>
          <style:tab-stop style:position="6.722cm"/>
          <style:tab-stop style:position="7.223cm"/>
          <style:tab-stop style:position="7.722cm"/>
          <style:tab-stop style:position="8.223cm"/>
          <style:tab-stop style:position="8.722cm"/>
          <style:tab-stop style:position="9.223cm"/>
          <style:tab-stop style:position="9.723cm"/>
          <style:tab-stop style:position="10.224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paragraph-properties fo:margin-left="2.533cm" fo:margin-right="0cm" fo:margin-top="0.423cm" fo:margin-bottom="0.106cm" fo:text-indent="-2.032cm" style:auto-text-indent="false">
        <style:tab-stops>
          <style:tab-stop style:position="0cm"/>
          <style:tab-stop style:position="0.467cm"/>
          <style:tab-stop style:position="0.968cm"/>
          <style:tab-stop style:position="1.468cm"/>
          <style:tab-stop style:position="1.969cm"/>
          <style:tab-stop style:position="2.468cm"/>
          <style:tab-stop style:position="2.969cm"/>
          <style:tab-stop style:position="3.468cm"/>
          <style:tab-stop style:position="3.969cm"/>
          <style:tab-stop style:position="4.468cm"/>
          <style:tab-stop style:position="4.969cm"/>
          <style:tab-stop style:position="5.468cm"/>
          <style:tab-stop style:position="5.969cm"/>
          <style:tab-stop style:position="6.468cm"/>
          <style:tab-stop style:position="6.969cm"/>
          <style:tab-stop style:position="7.468cm"/>
          <style:tab-stop style:position="7.969cm"/>
          <style:tab-stop style:position="8.468cm"/>
          <style:tab-stop style:position="8.969cm"/>
          <style:tab-stop style:position="9.469cm"/>
          <style:tab-stop style:position="9.97cm"/>
        </style:tab-stops>
      </style:paragraph-properties>
      <style:text-properties style:font-name="Times New Roman" fo:font-size="11pt" fo:font-weight="bold" style:font-name-asian="Arial Unicode MS"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paragraph-properties fo:margin-left="2.787cm" fo:margin-right="0cm" fo:margin-top="0.423cm" fo:margin-bottom="0.106cm" fo:text-indent="-2.286cm" style:auto-text-indent="false">
        <style:tab-stops>
          <style:tab-stop style:position="0cm"/>
          <style:tab-stop style:position="0.213cm"/>
          <style:tab-stop style:position="0.714cm"/>
          <style:tab-stop style:position="1.214cm"/>
          <style:tab-stop style:position="1.715cm"/>
          <style:tab-stop style:position="2.214cm"/>
          <style:tab-stop style:position="2.715cm"/>
          <style:tab-stop style:position="3.214cm"/>
          <style:tab-stop style:position="3.715cm"/>
          <style:tab-stop style:position="4.214cm"/>
          <style:tab-stop style:position="4.715cm"/>
          <style:tab-stop style:position="5.214cm"/>
          <style:tab-stop style:position="5.715cm"/>
          <style:tab-stop style:position="6.214cm"/>
          <style:tab-stop style:position="6.715cm"/>
          <style:tab-stop style:position="7.214cm"/>
          <style:tab-stop style:position="7.715cm"/>
          <style:tab-stop style:position="8.214cm"/>
          <style:tab-stop style:position="8.715cm"/>
          <style:tab-stop style:position="9.215cm"/>
          <style:tab-stop style:position="9.716cm"/>
        </style:tab-stops>
      </style:paragraph-properties>
      <style:text-properties style:font-name="Times New Roman" fo:font-size="12pt" style:font-name-asian="Arial Unicode MS" style:font-size-asian="12pt" style:font-name-complex="Times New Roman" style:font-size-complex="12pt"/>
    </style:style>
    <style:style style:name="heading_20_8" style:display-name="heading 8" style:family="paragraph" style:parent-style-name="Standard" style:next-style-name="Standard" style:default-outline-level="8">
      <style:paragraph-properties fo:margin-left="3.041cm" fo:margin-right="0cm" fo:margin-top="0.423cm" fo:margin-bottom="0.106cm" fo:text-indent="-2.54cm" style:auto-text-indent="false">
        <style:tab-stops>
          <style:tab-stop style:position="0cm"/>
          <style:tab-stop style:position="0.46cm"/>
          <style:tab-stop style:position="0.96cm"/>
          <style:tab-stop style:position="1.461cm"/>
          <style:tab-stop style:position="1.96cm"/>
          <style:tab-stop style:position="2.461cm"/>
          <style:tab-stop style:position="2.96cm"/>
          <style:tab-stop style:position="3.461cm"/>
          <style:tab-stop style:position="3.96cm"/>
          <style:tab-stop style:position="4.461cm"/>
          <style:tab-stop style:position="4.96cm"/>
          <style:tab-stop style:position="5.461cm"/>
          <style:tab-stop style:position="5.96cm"/>
          <style:tab-stop style:position="6.461cm"/>
          <style:tab-stop style:position="6.96cm"/>
          <style:tab-stop style:position="7.461cm"/>
          <style:tab-stop style:position="7.96cm"/>
          <style:tab-stop style:position="8.461cm"/>
          <style:tab-stop style:position="8.961cm"/>
          <style:tab-stop style:position="9.462cm"/>
        </style:tab-stops>
      </style:paragraph-properties>
      <style:text-properties style:font-name="Times New Roman" fo:font-size="12pt" fo:font-style="italic" style:font-name-asian="Arial Unicode MS"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paragraph-properties fo:margin-left="3.295cm" fo:margin-right="0cm" fo:margin-top="0.423cm" fo:margin-bottom="0.106cm" fo:text-indent="-2.794cm" style:auto-text-indent="false">
        <style:tab-stops>
          <style:tab-stop style:position="0cm"/>
          <style:tab-stop style:position="0.206cm"/>
          <style:tab-stop style:position="0.706cm"/>
          <style:tab-stop style:position="1.207cm"/>
          <style:tab-stop style:position="1.706cm"/>
          <style:tab-stop style:position="2.207cm"/>
          <style:tab-stop style:position="2.706cm"/>
          <style:tab-stop style:position="3.207cm"/>
          <style:tab-stop style:position="3.706cm"/>
          <style:tab-stop style:position="4.207cm"/>
          <style:tab-stop style:position="4.706cm"/>
          <style:tab-stop style:position="5.207cm"/>
          <style:tab-stop style:position="5.706cm"/>
          <style:tab-stop style:position="6.207cm"/>
          <style:tab-stop style:position="6.706cm"/>
          <style:tab-stop style:position="7.207cm"/>
          <style:tab-stop style:position="7.706cm"/>
          <style:tab-stop style:position="8.207cm"/>
          <style:tab-stop style:position="8.707cm"/>
          <style:tab-stop style:position="9.208cm"/>
        </style:tab-stops>
      </style:paragraph-properties>
      <style:text-properties style:font-name="Arial" fo:font-size="11pt" style:font-name-asian="Arial" style:font-size-asian="11pt" style:font-name-complex="Arial" style:font-size-complex="11pt"/>
    </style:style>
    <style:style style:name="Texto_20_B_20_20_25_" style:display-name="Texto B 20%" style:family="paragraph" style:parent-style-name="Standard">
      <style:paragraph-properties fo:margin-left="0.199cm" fo:margin-right="0.199cm" fo:line-height="0.318cm" fo:text-align="start" style:justify-single-word="false" fo:text-indent="0cm" style:auto-text-indent="false" fo:padding="0.176cm" fo:border="0.002cm solid #000000">
        <style:tab-stops>
          <style:tab-stop style:position="0cm"/>
        </style:tab-stops>
      </style:paragraph-properties>
      <style:text-properties style:font-name="Helvetica" fo:font-size="8pt" fo:language="none" fo:country="none" style:font-name-asian="Helvetica" style:font-size-asian="8pt" style:language-asian="none" style:country-asian="none" style:font-name-complex="Helvetica" style:font-size-complex="8pt"/>
    </style:style>
    <style:style style:name="Título_20_B_20_40_25_" style:display-name="Título B 40%" style:family="paragraph" style:parent-style-name="Standard" style:next-style-name="Standard">
      <style:paragraph-properties fo:line-height="0.318cm" fo:text-align="start" style:justify-single-word="false" fo:padding-left="0.141cm" fo:padding-right="0.141cm" fo:padding-top="0.176cm" fo:padding-bottom="0.176cm" fo:border="0.035cm solid #000000">
        <style:tab-stops/>
      </style:paragraph-properties>
      <style:text-properties style:font-name="Helvetica-Black" fo:font-size="8pt" fo:language="none" fo:country="none" style:font-name-asian="Helvetica-Black" style:font-size-asian="8pt" style:language-asian="none" style:country-asian="none" style:font-name-complex="Helvetica-Black" style:font-size-complex="8pt"/>
    </style:style>
    <style:style style:name="Texto_20_A" style:display-name="Texto A" style:family="paragraph" style:parent-style-name="Standard" style:next-style-name="Standard">
      <style:paragraph-properties fo:margin-left="0.501cm" fo:margin-right="0.501cm" fo:text-indent="0cm" style:auto-text-indent="false" fo:padding-left="0.388cm" fo:padding-right="0.388cm" fo:padding-top="0.388cm" fo:padding-bottom="0.529cm" fo:border-left="0.035cm solid #c0c0c0" fo:border-right="0.035cm solid #c0c0c0" fo:border-top="0.176cm solid #ffffff" fo:border-bottom="0.035cm solid #c0c0c0">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9.001cm"/>
          <style:tab-stop style:position="9.5cm"/>
          <style:tab-stop style:position="10.001cm"/>
          <style:tab-stop style:position="10.5cm"/>
          <style:tab-stop style:position="11.001cm"/>
          <style:tab-stop style:position="11.501cm"/>
          <style:tab-stop style:position="12.002cm"/>
        </style:tab-stops>
      </style:paragraph-properties>
    </style:style>
    <style:style style:name="Títol_20_D_20_20_25_" style:display-name="Títol D 20%" style:family="paragraph" style:parent-style-name="Standard" style:next-style-name="Text_20_D_20_0_25_">
      <style:paragraph-properties fo:line-height="0.318cm" fo:text-align="start" style:justify-single-word="false" fo:padding-left="0.141cm" fo:padding-right="0.141cm" fo:padding-top="0.176cm" fo:padding-bottom="0.176cm" fo:border="0.035cm solid #000000">
        <style:tab-stops/>
      </style:paragraph-properties>
      <style:text-properties style:font-name="Helvetica-Black" fo:font-size="8pt" style:font-name-asian="Helvetica-Black" style:font-size-asian="8pt" style:font-name-complex="Helvetica-Black" style:font-size-complex="8pt"/>
    </style:style>
    <style:style style:name="Text_20_D_20_0_25_" style:display-name="Text D 0%" style:family="paragraph" style:parent-style-name="Standard">
      <style:paragraph-properties fo:margin-left="0.199cm" fo:margin-right="0.199cm" fo:line-height="0.318cm" fo:text-align="start" style:justify-single-word="false" fo:text-indent="0cm" style:auto-text-indent="false" fo:padding="0.141cm" fo:border="0.002cm solid #000000">
        <style:tab-stops>
          <style:tab-stop style:position="0cm"/>
        </style:tab-stops>
      </style:paragraph-properties>
      <style:text-properties style:font-name="Helvetica" fo:font-size="8pt" style:font-name-asian="Helvetica" style:font-size-asian="8pt" style:font-name-complex="Helvetica" style:font-size-complex="8pt"/>
    </style:style>
    <style:style style:name="List_20_Bullet" style:display-name="List Bullet" style:family="paragraph" style:parent-style-name="Standard">
      <style:paragraph-properties fo:margin-left="0.501cm" fo:margin-right="0cm" fo:text-indent="-0.501cm" style:auto-text-indent="false">
        <style:tab-stops/>
      </style:paragraph-properties>
    </style:style>
    <style:style style:name="List_20_Number" style:display-name="List Number" style:family="paragraph" style:next-style-name="Standard">
      <style:paragraph-properties fo:margin-left="0cm" fo:margin-right="0cm" style:line-height-at-least="0.542cm" fo:text-align="justify" style:justify-single-word="false" fo:text-indent="0cm" style:auto-text-indent="false" style:text-autospace="ideograph-alpha" style:vertical-align="auto">
        <style:tab-stops>
          <style:tab-stop style:position="0.635cm"/>
          <style:tab-stop style:position="1cm"/>
        </style:tab-stops>
      </style:paragraph-properties>
      <style:text-properties style:font-name="Modern880 BT" fo:font-size="10pt" fo:language="none" fo:country="none" style:font-name-asian="Modern880 BT" style:font-size-asian="10pt" style:language-asian="none" style:country-asian="none" style:font-name-complex="Modern880 BT" style:font-size-complex="10pt" style:language-complex="ar" style:country-complex="SA"/>
    </style:style>
    <style:style style:name="Lista_20_con_20_letras" style:display-name="Lista con letras" style:family="paragraph" style:parent-style-name="List_20_Number" style:next-style-name="Standard">
      <style:paragraph-properties>
        <style:tab-stops>
          <style:tab-stop style:position="0.75cm"/>
          <style:tab-stop style:position="1cm"/>
        </style:tab-stops>
      </style:paragraph-properties>
    </style:style>
    <style:style style:name="pie_20_de_20_foto" style:display-name="pie de foto" style:family="paragraph" style:parent-style-name="Standard">
      <style:paragraph-properties fo:line-height="0.212cm" fo:text-align="end" style:justify-single-word="false"/>
      <style:text-properties style:font-name="StoneSans" fo:font-size="6pt" style:font-name-asian="StoneSans" style:font-size-asian="6pt" style:font-name-complex="StoneSans" style:font-size-complex="6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2">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TF_5f_Num_20_2_20_1" style:display-name="RTF_Num 2 1" style:family="text">
      <style:text-properties style:font-name="Modern880 BT" fo:font-size="10pt" fo:font-style="normal" fo:font-weight="bold" style:font-name-asian="Modern880 BT" style:font-size-asian="10pt" style:font-style-asian="normal" style:font-weight-asian="bold" style:font-name-complex="Modern880 BT" style:font-size-complex="10pt" style:font-style-complex="normal" style:font-weight-complex="bold"/>
    </style:style>
    <style:style style:name="RTF_5f_Num_20_3_20_1" style:display-name="RTF_Num 3 1" style:family="text">
      <style:text-properties style:font-name="Modern880 BT" fo:font-size="10pt" fo:font-style="normal" fo:font-weight="bold" style:font-name-asian="Modern880 BT" style:font-size-asian="10pt" style:font-style-asian="normal" style:font-weight-asian="bold" style:font-name-complex="Modern880 BT" style:font-size-complex="10pt" style:font-style-complex="normal" style:font-weight-complex="bold"/>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style:font-name="StoneSerif" style:font-name-asian="StoneSerif" style:font-name-complex="StoneSerif"/>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text:style-name="RTF_5f_Num_20_2_20_1" style:num-suffix=")" style:num-format="1">
        <style:list-level-properties/>
      </text:list-level-style-number>
      <text:list-level-style-number text:level="3" text:style-name="RTF_5f_Num_20_2_20_1" style:num-suffix=")" style:num-format="1">
        <style:list-level-properties/>
      </text:list-level-style-number>
      <text:list-level-style-number text:level="4" text:style-name="RTF_5f_Num_20_2_20_1" style:num-suffix=")" style:num-format="1">
        <style:list-level-properties/>
      </text:list-level-style-number>
      <text:list-level-style-number text:level="5" text:style-name="RTF_5f_Num_20_2_20_1" style:num-suffix=")" style:num-format="1">
        <style:list-level-properties/>
      </text:list-level-style-number>
      <text:list-level-style-number text:level="6" text:style-name="RTF_5f_Num_20_2_20_1" style:num-suffix=")" style:num-format="1">
        <style:list-level-properties/>
      </text:list-level-style-number>
      <text:list-level-style-number text:level="7" text:style-name="RTF_5f_Num_20_2_20_1" style:num-suffix=")" style:num-format="1">
        <style:list-level-properties/>
      </text:list-level-style-number>
      <text:list-level-style-number text:level="8" text:style-name="RTF_5f_Num_20_2_20_1" style:num-suffix=")" style:num-format="1">
        <style:list-level-properties/>
      </text:list-level-style-number>
      <text:list-level-style-number text:level="9" text:style-name="RTF_5f_Num_20_2_20_1" style:num-suffix=")" style:num-format="1">
        <style:list-level-properties/>
      </text:list-level-style-number>
      <text:list-level-style-number text:level="10" text:style-name="RTF_5f_Num_20_2_20_1" style:num-suffix=")" style:num-format="1">
        <style:list-level-properties/>
      </text:list-level-style-number>
    </text:list-style>
    <text:list-style style:name="RTF_5f_Num_20_3" style:display-name="RTF_Num 3">
      <text:list-level-style-number text:level="1" style:num-suffix=")" style:num-format="a">
        <style:list-level-properties/>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bullet text:level="1" text:style-name="RTF_5f_Num_20_4_20_1" style:num-suffix="." text:bullet-char="•">
        <style:list-level-properties text:min-label-width="0.501cm"/>
        <style:text-properties style:font-name="StoneSerif"/>
      </text:list-level-style-bullet>
      <text:list-level-style-bullet text:level="2" text:style-name="RTF_5f_Num_20_4_20_1" style:num-suffix="." text:bullet-char="•">
        <style:list-level-properties text:space-before="0.501cm" text:min-label-width="0.501cm"/>
        <style:text-properties style:font-name="StoneSerif"/>
      </text:list-level-style-bullet>
      <text:list-level-style-bullet text:level="3" text:style-name="RTF_5f_Num_20_4_20_1" style:num-suffix="." text:bullet-char="•">
        <style:list-level-properties text:space-before="1.002cm" text:min-label-width="0.501cm"/>
        <style:text-properties style:font-name="StoneSerif"/>
      </text:list-level-style-bullet>
      <text:list-level-style-bullet text:level="4" text:style-name="RTF_5f_Num_20_4_20_1" style:num-suffix="." text:bullet-char="•">
        <style:list-level-properties text:space-before="1.503cm" text:min-label-width="0.501cm"/>
        <style:text-properties style:font-name="StoneSerif"/>
      </text:list-level-style-bullet>
      <text:list-level-style-bullet text:level="5" text:style-name="RTF_5f_Num_20_4_20_1" style:num-suffix="." text:bullet-char="•">
        <style:list-level-properties text:space-before="2.004cm" text:min-label-width="0.501cm"/>
        <style:text-properties style:font-name="StoneSerif"/>
      </text:list-level-style-bullet>
      <text:list-level-style-bullet text:level="6" text:style-name="RTF_5f_Num_20_4_20_1" style:num-suffix="." text:bullet-char="•">
        <style:list-level-properties text:space-before="2.505cm" text:min-label-width="0.501cm"/>
        <style:text-properties style:font-name="StoneSerif"/>
      </text:list-level-style-bullet>
      <text:list-level-style-bullet text:level="7" text:style-name="RTF_5f_Num_20_4_20_1" style:num-suffix="." text:bullet-char="•">
        <style:list-level-properties text:space-before="3.006cm" text:min-label-width="0.501cm"/>
        <style:text-properties style:font-name="StoneSerif"/>
      </text:list-level-style-bullet>
      <text:list-level-style-bullet text:level="8" text:style-name="RTF_5f_Num_20_4_20_1" style:num-suffix="." text:bullet-char="•">
        <style:list-level-properties text:space-before="3.507cm" text:min-label-width="0.501cm"/>
        <style:text-properties style:font-name="StoneSerif"/>
      </text:list-level-style-bullet>
      <text:list-level-style-bullet text:level="9" text:style-name="RTF_5f_Num_20_4_20_1" style:num-suffix="." text:bullet-char="•">
        <style:list-level-properties text:space-before="4.008cm" text:min-label-width="0.501cm"/>
        <style:text-properties style:font-name="StoneSerif"/>
      </text:list-level-style-bullet>
      <text:list-level-style-bullet text:level="10" text:style-name="RTF_5f_Num_20_4_20_1" style:num-suffix="." text:bullet-char="•">
        <style:list-level-properties text:space-before="4.508cm" text:min-label-width="0.501cm"/>
        <style:text-properties style:font-name="StoneSerif"/>
      </text:list-level-style-bullet>
    </text:list-style>
    <text:list-style style:name="RTF_5f_Num_20_5" style:display-name="RTF_Num 5">
      <text:list-level-style-number text:level="1" text:style-name="RTF_5f_Num_20_5_20_1" style:num-suffix="." style:num-format="1">
        <style:list-level-properties text:min-label-width="0.501cm"/>
      </text:list-level-style-number>
      <text:list-level-style-number text:level="2" text:style-name="RTF_5f_Num_20_5_20_2" style:num-suffix="." style:num-format="1" text:display-levels="2">
        <style:list-level-properties text:min-label-width="0.75cm"/>
      </text:list-level-style-number>
      <text:list-level-style-number text:level="3" text:style-name="RTF_5f_Num_20_5_20_3" style:num-suffix="." style:num-format="1" text:display-levels="3">
        <style:list-level-properties text:min-label-width="1cm"/>
      </text:list-level-style-number>
      <text:list-level-style-number text:level="4" text:style-name="RTF_5f_Num_20_5_20_4" style:num-format="1" text:display-levels="4">
        <style:list-level-properties text:space-before="0.501cm" text:min-label-width="1.524cm"/>
      </text:list-level-style-number>
      <text:list-level-style-number text:level="5" text:style-name="RTF_5f_Num_20_5_20_5" style:num-format="1" text:display-levels="5">
        <style:list-level-properties text:space-before="0.501cm" text:min-label-width="1.778cm"/>
      </text:list-level-style-number>
      <text:list-level-style-number text:level="6" text:style-name="RTF_5f_Num_20_5_20_6" style:num-format="1" text:display-levels="6">
        <style:list-level-properties text:space-before="0.501cm" text:min-label-width="2.032cm"/>
      </text:list-level-style-number>
      <text:list-level-style-number text:level="7" text:style-name="RTF_5f_Num_20_5_20_7" style:num-format="1" text:display-levels="7">
        <style:list-level-properties text:space-before="0.501cm" text:min-label-width="2.286cm"/>
      </text:list-level-style-number>
      <text:list-level-style-number text:level="8" text:style-name="RTF_5f_Num_20_5_20_8" style:num-format="1" text:display-levels="8">
        <style:list-level-properties text:space-before="0.501cm" text:min-label-width="2.54cm"/>
      </text:list-level-style-number>
      <text:list-level-style-number text:level="9" text:style-name="RTF_5f_Num_20_5_20_9" style:num-format="1" text:display-levels="9">
        <style:list-level-properties text:space-before="0.501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style:font-size-asian="10pt" style:font-size-complex="10pt"/>
    </style:style>
    <style:style style:name="MP2" style:family="paragraph" style:parent-style-name="Footnote">
      <style:paragraph-properties fo:text-align="end" style:justify-single-word="false"/>
      <style:text-properties style:font-name="Arial" fo:font-size="10pt" style:font-size-asian="10pt" style:font-size-complex="10pt"/>
    </style:style>
    <style:style style:name="MP3" style:family="paragraph" style:parent-style-name="Header">
      <style:paragraph-properties fo:text-align="center" style:justify-single-word="false"/>
      <style:text-properties style:font-name="Arial Narrow"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ogística comercial</text:p>
      </style:header>
      <style:footer>
        <text:p text:style-name="MP2"><text:page-number text:select-page="current">4</text:page-number></text:p>
      </style:footer>
    </style:master-page>
    <style:master-page style:name="First_20_Page" style:display-name="First Page" style:page-layout-name="Mpm1" style:next-style-name="Standard">
      <style:header>
        <text:p text:style-name="Header"/>
      </style:header>
      <style:footer>
        <text:p text:style-name="MP2">Maria Planes</text:p>
      </style:footer>
    </style:master-page>
    <style:master-page style:name="Index" style:page-layout-name="Mpm2">
      <style:header>
        <text:p text:style-name="MP3">Índe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3T16:44:34.20</meta:creation-date>
    <dc:date>2009-07-23T18:02:40.59</dc:date>
    <meta:editing-duration>PT01H18M02S</meta:editing-duration>
    <meta:editing-cycles>9</meta:editing-cycles>
    <meta:generator>OpenOffice.org/3.0$Win32 OpenOffice.org_project/300m9$Build-9358</meta:generator>
    <meta:document-statistic meta:table-count="0" meta:image-count="0" meta:object-count="0" meta:page-count="6" meta:paragraph-count="64" meta:word-count="2153" meta:character-count="13907"/>
    <meta:user-defined meta:name="Informació 1"/>
    <meta:user-defined meta:name="Informació 2"/>
    <meta:user-defined meta:name="Informació 3"/>
    <meta:user-defined meta:name="Informació 4"/>
  </office:meta>
</office:document-meta>
</file>